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fo:background-color="transparent" style:font-name-asian="Liberation Serif" style:font-name-complex="Liberation Serif"/>
    </style:style>
    <style:style style:name="P2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08efba" officeooo:paragraph-rsid="0008efba" fo:background-color="transparent" style:font-name-asian="Calibri" style:font-name-complex="Calibri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09f070" officeooo:paragraph-rsid="0009f070" fo:background-color="transparent" style:font-name-asian="Calibri" style:font-name-complex="Calibri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0ab868" officeooo:paragraph-rsid="000ab868" fo:background-color="transparent" style:font-name-asian="Calibri" style:font-name-complex="Calibri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0cb67b" officeooo:paragraph-rsid="000cb67b" fo:background-color="transparent" style:font-name-asian="Calibri" style:font-name-complex="Calibri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0d79ed" officeooo:paragraph-rsid="000d79ed" fo:background-color="transparent" style:font-name-asian="Calibri" style:font-name-complex="Calibri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10274c" officeooo:paragraph-rsid="0010274c" fo:background-color="transparent" style:font-name-asian="Calibri" style:font-name-complex="Calibri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11e9c9" officeooo:paragraph-rsid="0011e9c9" fo:background-color="transparent" style:font-name-asian="Calibri" style:font-name-complex="Calibri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13dbde" officeooo:paragraph-rsid="0013dbde" fo:background-color="transparent" style:font-name-asian="Calibri" style:font-name-complex="Calibri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149859" officeooo:paragraph-rsid="00149859" fo:background-color="transparent" style:font-name-asian="Calibri" style:font-name-complex="Calibri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3pt" fo:font-weight="bold" officeooo:rsid="000cb67b" officeooo:paragraph-rsid="000cb67b" fo:background-color="transparent" style:font-name-asian="Calibri" style:font-size-asian="13pt" style:font-weight-asian="bold" style:font-name-complex="Calibri" style:font-size-complex="13pt" style:font-weight-complex="bold"/>
    </style:style>
    <style:style style:name="P14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" fo:font-size="14pt" fo:font-weight="bold" officeooo:rsid="000cb67b" officeooo:paragraph-rsid="000cb67b" fo:background-color="transparent" style:font-name-asian="Calibri" style:font-size-asian="14pt" style:font-weight-asian="bold" style:font-name-complex="Calibri" style:font-size-complex="14pt" style:font-weight-complex="bold"/>
    </style:style>
    <style:style style:name="P15" style:family="paragraph" style:parent-style-name="Standard">
      <style:paragraph-properties fo:line-height="100%" fo:text-align="center" style:justify-single-word="false"/>
      <style:text-properties style:use-window-font-color="true" loext:opacity="0%" style:font-name="Liberation Serif" fo:font-size="14pt" fo:font-weight="bold" officeooo:rsid="0017720f" officeooo:paragraph-rsid="0017720f" fo:background-color="transparent" style:font-name-asian="Liberation Serif" style:font-name-complex="Liberation Serif"/>
    </style:style>
    <style:style style:name="P16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149859" officeooo:paragraph-rsid="00149859" fo:background-color="transparent" style:font-name-asian="Calibri" style:font-name-complex="Calibri"/>
    </style:style>
    <style:style style:name="P17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17720f" officeooo:paragraph-rsid="0017720f" fo:background-color="transparent" style:font-name-asian="Calibri" style:font-name-complex="Calibri"/>
    </style:style>
    <style:style style:name="P18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17720f" officeooo:paragraph-rsid="0017fcea" fo:background-color="transparent" style:font-name-asian="Calibri" style:font-name-complex="Calibri"/>
    </style:style>
    <style:style style:name="P19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17b0d4" officeooo:paragraph-rsid="0017b0d4" fo:background-color="transparent" style:font-name-asian="Calibri" style:font-name-complex="Calibri"/>
    </style:style>
    <style:style style:name="P20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17fcea" officeooo:paragraph-rsid="0017fcea" fo:background-color="transparent" style:font-name-asian="Calibri" style:font-name-complex="Calibri"/>
    </style:style>
    <style:style style:name="P21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19f6c3" officeooo:paragraph-rsid="0019f6c3" fo:background-color="transparent" style:font-name-asian="Calibri" style:font-name-complex="Calibri"/>
    </style:style>
    <style:style style:name="P22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1c94e3" officeooo:paragraph-rsid="001c94e3" fo:background-color="transparent" style:font-name-asian="Calibri" style:font-weight-asian="normal" style:font-name-complex="Calibri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1f9796" officeooo:paragraph-rsid="001f9796" fo:background-color="transparent" style:font-name-asian="Calibri" style:font-weight-asian="normal" style:font-name-complex="Calibri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bold" officeooo:rsid="0019f6c3" officeooo:paragraph-rsid="0019f6c3" fo:background-color="transparent" style:font-name-asian="Calibri" style:font-weight-asian="bold" style:font-name-complex="Calibri" style:font-weight-complex="bold"/>
    </style:style>
    <style:style style:name="P25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bold" officeooo:rsid="001b91f0" officeooo:paragraph-rsid="001b91f0" fo:background-color="transparent" style:font-name-asian="Calibri" style:font-weight-asian="bold" style:font-name-complex="Calibri" style:font-weight-complex="bold"/>
    </style:style>
    <style:style style:name="P26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bold" officeooo:rsid="001b91f0" officeooo:paragraph-rsid="001f9796" fo:background-color="transparent" style:font-name-asian="Calibri" style:font-weight-asian="bold" style:font-name-complex="Calibri" style:font-weight-complex="bold"/>
    </style:style>
    <style:style style:name="P27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bold" officeooo:rsid="001c94e3" officeooo:paragraph-rsid="001c94e3" fo:background-color="transparent" style:font-name-asian="Calibri" style:font-weight-asian="bold" style:font-name-complex="Calibri" style:font-weight-complex="bold"/>
    </style:style>
    <style:style style:name="P28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bold" officeooo:rsid="001e1aaa" officeooo:paragraph-rsid="001e1aaa" fo:background-color="transparent" style:font-name-asian="Calibri" style:font-weight-asian="bold" style:font-name-complex="Calibri" style:font-weight-complex="bold"/>
    </style:style>
    <style:style style:name="P29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bold" officeooo:rsid="001f9796" officeooo:paragraph-rsid="001f9796" fo:background-color="transparent" style:font-name-asian="Calibri" style:font-weight-asian="bold" style:font-name-complex="Calibri" style:font-weight-complex="bold"/>
    </style:style>
    <style:style style:name="P30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bold" officeooo:rsid="0020d95c" officeooo:paragraph-rsid="0020d95c" fo:background-color="transparent" style:font-name-asian="Calibri" style:font-weight-asian="bold" style:font-name-complex="Calibri" style:font-weight-complex="bold"/>
    </style:style>
    <style:style style:name="P31" style:family="paragraph" style:parent-style-name="Standard">
      <style:paragraph-properties fo:line-height="100%" fo:text-align="start" style:justify-single-word="false"/>
      <style:text-properties officeooo:paragraph-rsid="0020d95c"/>
    </style:style>
    <style:style style:name="P32" style:family="paragraph" style:parent-style-name="Standard">
      <style:paragraph-properties fo:line-height="100%" fo:text-align="start" style:justify-single-word="false"/>
      <style:text-properties fo:font-weight="bold" officeooo:rsid="00210bcd" officeooo:paragraph-rsid="00210bcd" style:font-weight-asian="bold" style:font-weight-complex="bold"/>
    </style:style>
    <style:style style:name="P33" style:family="paragraph" style:parent-style-name="Standard">
      <style:paragraph-properties fo:line-height="100%" fo:text-align="start" style:justify-single-word="false"/>
      <style:text-properties fo:font-weight="bold" officeooo:rsid="0022c67d" officeooo:paragraph-rsid="0022c67d" style:font-weight-asian="bold" style:font-weight-complex="bold"/>
    </style:style>
    <style:style style:name="P34" style:family="paragraph" style:parent-style-name="Standard">
      <style:paragraph-properties fo:line-height="100%" fo:text-align="start" style:justify-single-word="false"/>
      <style:text-properties officeooo:rsid="00210bcd" officeooo:paragraph-rsid="00210bcd"/>
    </style:style>
    <style:style style:name="T1" style:family="text">
      <style:text-properties officeooo:rsid="000ee1a4"/>
    </style:style>
    <style:style style:name="T2" style:family="text">
      <style:text-properties officeooo:rsid="0017720f"/>
    </style:style>
    <style:style style:name="T3" style:family="text">
      <style:text-properties style:use-window-font-color="true" loext:opacity="0%" style:font-name="Calibri" fo:font-size="11pt" fo:font-weight="normal" fo:background-color="transparent" loext:char-shading-value="0" style:font-name-asian="Calibri" style:font-weight-asian="normal" style:font-name-complex="Calibri" style:font-weight-complex="normal"/>
    </style:style>
    <style:style style:name="T4" style:family="text">
      <style:text-properties style:use-window-font-color="true" loext:opacity="0%" style:font-name="Calibri" fo:font-size="11pt" fo:font-weight="normal" officeooo:rsid="0020d95c" fo:background-color="transparent" loext:char-shading-value="0" style:font-name-asian="Calibri" style:font-weight-asian="normal" style:font-name-complex="Calibri" style:font-weight-complex="normal"/>
    </style:style>
    <style:style style:name="T5" style:family="text">
      <style:text-properties style:use-window-font-color="true" loext:opacity="0%" style:font-name="Calibri" fo:font-size="11pt" fo:background-color="transparent" loext:char-shading-value="0" style:font-name-asian="Calibri" style:font-name-complex="Calibri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Entidades, relacionamentos, atributos – Modelagem física e lógica</text:p>
      <text:p text:style-name="P2"/>
      <text:p text:style-name="P2"/>
      <text:p text:style-name="P1">Banco de dados relacionais</text:p>
      <text:p text:style-name="P1"><text:tab/>Entidades, atributos e relacionamentos</text:p>
      <text:p text:style-name="P3"/>
      <text:p text:style-name="P1">Antes de começar a criação do banco, devemos modelar.</text:p>
      <text:p text:style-name="P1"><text:tab/>Utilizaremos:</text:p>
      <text:p text:style-name="P1"><text:tab/><text:tab/>texto | diagramas | texto</text:p>
      <text:p text:style-name="P1"><text:tab/>Modelo conceitual ou Modelo domínio;</text:p>
      <text:p text:style-name="P1"><text:tab/>Entendimento dos requisitos do sistema;</text:p>
      <text:p text:style-name="P1"><text:tab/>Representação visual;</text:p>
      <text:p text:style-name="P1"><text:tab/>Fundamental para todos que vão trabalhar com dados.</text:p>
      <text:p text:style-name="P3"/>
      <text:p text:style-name="P1">_SGBD</text:p>
      <text:p text:style-name="P1"><text:tab/>Sistema gerencial de banco de dados;</text:p>
      <text:p text:style-name="P1"><text:tab/>Interface para incluir, alterar ou consultar;</text:p>
      <text:p text:style-name="P1"><text:tab/>Tudo o que fazemos em um banco passa pelo SGBD</text:p>
      <text:p text:style-name="P1"><text:tab/>É comum confundirem com banco de dados.</text:p>
      <text:p text:style-name="P3"/>
      <text:p text:style-name="P3"/>
      <text:p text:style-name="P1">Alto nível</text:p>
      <text:p text:style-name="P1"><text:tab/>Linguagem do usuário, ou seja, linguagem do humano</text:p>
      <text:p text:style-name="P3"/>
      <text:p text:style-name="P1">Baixo nível</text:p>
      <text:p text:style-name="P1"><text:tab/>Linguagem de máquina</text:p>
      <text:p text:style-name="P3"/>
      <text:p text:style-name="P3">--------------------------------------------------------------------------------------------------------------------------</text:p>
      <text:p text:style-name="P3"/>
      <text:p text:style-name="P3">_mini-mundo</text:p>
      <text:p text:style-name="P3"/>
      <text:p text:style-name="P3">O banco de dados é uma representação de uma parte do mundo real</text:p>
      <text:p text:style-name="P3"><text:tab/>Relações</text:p>
      <text:p text:style-name="P3"><text:tab/>Abstrações</text:p>
      <text:p text:style-name="P3"/>
      <text:p text:style-name="P3">Abstração</text:p>
      <text:p text:style-name="P3"><text:tab/>Proceco mental;</text:p>
      <text:p text:style-name="P3"><text:tab/>Permite escolher ou isolar um aspecto determinado de coisas complexas;</text:p>
      <text:p text:style-name="P3"><text:tab/>Finalidade de simplificar a sua avaliação</text:p>
      <text:p text:style-name="P3"/>
      <text:p text:style-name="P3">MER <text:tab/></text:p>
      <text:p text:style-name="P3"><text:tab/>Modelo Entidade e Relacionamento;</text:p>
      <text:p text:style-name="P3"><text:tab/>Modelo conceitual;</text:p>
      <text:p text:style-name="P3"><text:tab/>Usado para descrever objetos, suas características e como se relacionam.</text:p>
      <text:p text:style-name="P3"/>
      <text:p text:style-name="P3">DER </text:p>
      <text:p text:style-name="P3"><text:tab/>Diagrama Entidade e Relacionamento</text:p>
      <text:p text:style-name="P3"><text:tab/>Representação gráfica do MER;</text:p>
      <text:p text:style-name="P3"><text:tab/>Muitas vezes é usado como sinônimo;</text:p>
      <text:p text:style-name="P3"><text:soft-page-break/><text:tab/>O diagrama facilita a comunicação entre todos.</text:p>
      <text:p text:style-name="P3"/>
      <text:p text:style-name="P3"/>
      <text:p text:style-name="P3">-----------------------------------------------------------------------------------------------------------------</text:p>
      <text:p text:style-name="P3"/>
      <text:p text:style-name="P3">Entidade é um objeto único no mundo real;</text:p>
      <text:p text:style-name="P3"><text:tab/>Clientes de uma empresa;</text:p>
      <text:p text:style-name="P3"><text:tab/>Carros que são vendidos;</text:p>
      <text:p text:style-name="P3"><text:tab/>Departamento de vendas;</text:p>
      <text:p text:style-name="P3"><text:tab/>Pode ser abstrata ou concreta;</text:p>
      <text:p text:style-name="P3"/>
      <text:p text:style-name="P3">Geralmente são atribuidos a um substantivo</text:p>
      <text:p text:style-name="P3"/>
      <text:p text:style-name="P3"/>
      <text:p text:style-name="P3">Entidade Forte</text:p>
      <text:p text:style-name="P3"><text:tab/>Existe independentemente de outra entidade</text:p>
      <text:p text:style-name="P3"/>
      <text:p text:style-name="P3">Entidade Fraca</text:p>
      <text:p text:style-name="P3"><text:tab/>Dependente de outra entidade</text:p>
      <text:p text:style-name="P3"/>
      <text:p text:style-name="P3"/>
      <text:p text:style-name="P3">------------------------------------------------------------------------------------------------------------------</text:p>
      <text:p text:style-name="P3"/>
      <text:p text:style-name="P3">Cardinalidade</text:p>
      <text:p text:style-name="P3"><text:tab/>Conectividade;</text:p>
      <text:p text:style-name="P3"><text:tab/>Como as entidades se conectam;</text:p>
      <text:p text:style-name="P3"/>
      <text:p text:style-name="P3">Cardinalidades </text:p>
      <text:p text:style-name="P3"><text:tab/>1:1 -&gt; Relacionamento de 1 para 1</text:p>
      <text:p text:style-name="P3"><text:tab/>1:n -&gt; Relacionamento de 1 para muitos</text:p>
      <text:p text:style-name="P3"><text:tab/>n:m -&gt; Relacionamento de muitos para muitos</text:p>
      <text:p text:style-name="P3"/>
      <text:p text:style-name="P3">Cardinalidade mínima</text:p>
      <text:p text:style-name="P3"><text:tab/>Dependendo da entidade, verifica a necessidade de obrigaroriamente ter uma cardinalidade.</text:p>
      <text:p text:style-name="P3"/>
      <text:p text:style-name="P3">Cardinalidade máxima</text:p>
      <text:p text:style-name="P3"><text:tab/>É o máximo de cardinalidade que uma entidade pode ter.</text:p>
      <text:p text:style-name="P3"/>
      <text:p text:style-name="P3">---------------------------------------------------------------------------------------------------------------------</text:p>
      <text:p text:style-name="P3"/>
      <text:p text:style-name="P5">Entidades:</text:p>
      <text:p text:style-name="P4"><text:tab/>Entidades representam um objeto do mundo real e que possuem uma existência independente, <text:tab/>como: pessoas, empresa, carro, casa, entre outras coisas.</text:p>
      <text:p text:style-name="P4"><text:tab/>Existem três tipos de entidade, as entidades fortes, que não dependem de outras entidades para <text:tab/>existirem.</text:p>
      <text:p text:style-name="P4"><text:tab/>As entidades fracas, dependem de outras entidades para existir, ou seja, elas não possuem <text:tab/>existência própria ou não ossuem atributos próprios para identificação, dependendo assim, dos <text:tab/>atributos chave das entidades fortes.</text:p>
      <text:p text:style-name="P4"><text:tab/>E as entidades associativas, que são utilizadas quando existe a necessidade de associar uma <text:tab/>entidade a um relacinamento.</text:p>
      <text:p text:style-name="P4"><text:soft-page-break/></text:p>
      <text:p text:style-name="P5">Atributos:</text:p>
      <text:p text:style-name="P5"><text:tab/>Descrevem as propriedades das entidades. </text:p>
      <text:p text:style-name="P5"><text:tab/>Os tipos de atributos são: simples, copostos, multivalorados, derivados e chave·</text:p>
      <text:p text:style-name="P5"/>
      <text:p text:style-name="P5"><text:tab/>Atributo simples: Sâo indivisíveis, ou seja, são atributos atômicos.</text:p>
      <text:p text:style-name="P5"><text:tab/>Atributo composto: Podem ser divididos em partes menores, que representam outros atributos.</text:p>
      <text:p text:style-name="P5"><text:tab/>Atributo multivalorado: Pode ter um ou N(vários) valores associados a ele.</text:p>
      <text:p text:style-name="P5"><text:tab/>Atributo derivado: Dependem de outro atributo ou até mesmo outra entidade para existir.</text:p>
      <text:p text:style-name="P5"><text:tab/>Atributo chave: É utilizado para identificar de forma única uma entidade.</text:p>
      <text:p text:style-name="P5"/>
      <text:p text:style-name="P5">-----------------------------------------------------------------------------------------------------------------------------------------------</text:p>
      <text:p text:style-name="P5"/>
      <text:p text:style-name="P6">MLDs – MFDs</text:p>
      <text:p text:style-name="P6"/>
      <text:p text:style-name="P6">MLDs → Modelo lógico de dados: É criado a partir das descrições dos dados representadas em um modelo conceitual. Descreve como os dados serão armazenados no banco de dados, identificando as entidades, os atributos, as chaves primárias e estrangeiras e os seus relacionamentos.</text:p>
      <text:p text:style-name="P6">Existem duas formas de se representar, a forma horizontal e a forma vertical.</text:p>
      <text:p text:style-name="P6"/>
      <text:p text:style-name="P6">-----------------------------------------------------------------------------------------------------------------------------------------------</text:p>
      <text:p text:style-name="P6"/>
      <text:p text:style-name="P6">Modelagem de banco de dados é dividida em algumas etapas:</text:p>
      <text:p text:style-name="P6"/>
      <text:p text:style-name="P6">1. Modelo conceitual → nos ajuda a entender com mais detalhes a estrutura do negócio que estamos modelando.</text:p>
      <text:p text:style-name="P6">Nesse modelo, representamos todo e qualquer tipo de situação dentro de um projeto através de entidades, atributos e relacionamentos.</text:p>
      <text:p text:style-name="P6"/>
      <text:p text:style-name="P6"/>
      <text:p text:style-name="P6">Relacionamento Reflexivo ou auto relacionamento:</text:p>
      <text:p text:style-name="P6">1. É a forma utilizada para representar um relacionamento, associação entre objetos da mesma classe, ou seja, quando tempos a ocorência de uma entidade que está associada com outra ocorrências da mesma entidade. Pode se dizer que este relacionamento é uma forma de demonstrar relação hierarquica contida dentro de uma entidade.</text:p>
      <text:p text:style-name="P6">Esse relacionamento pode ter qualquer tipo de cardinalidade, dependendo da situação a qual eles representam.</text:p>
      <text:p text:style-name="P6"/>
      <text:p text:style-name="P6">Esse relacionamento é uma maneira de representar algumas situações dentro de uma empresa e deixar a modelagem do banco de dados ainda mais alinhada com a realidade a ser representada.</text:p>
      <text:p text:style-name="P6"/>
      <text:p text:style-name="P6">-----------------------------------------------------------------------------------------------------------------------------------------------</text:p>
      <text:p text:style-name="P6"/>
      <text:p text:style-name="P14">Algebra relacional <text:span text:style-name="T2">e normalização</text:span></text:p>
      <text:p text:style-name="P13"/>
      <text:p text:style-name="P7">- suporte para operações</text:p>
      <text:p text:style-name="P7">- base para o sql</text:p>
      <text:p text:style-name="P7"/>
      <text:p text:style-name="P7"/>
      <text:p text:style-name="P7"/>
      <text:p text:style-name="P7"><text:soft-page-break/></text:p>
      <text:p text:style-name="P7">Ela é dividida em duas partes:</text:p>
      <text:p text:style-name="P7"/>
      <text:p text:style-name="P7">1. Teoria dos conjuntos</text:p>
      <text:p text:style-name="P7"><text:tab/>União;</text:p>
      <text:p text:style-name="P7"><text:tab/>Interseção;</text:p>
      <text:p text:style-name="P7"><text:tab/>Diferença;</text:p>
      <text:p text:style-name="P7"><text:tab/>Produto cartesiano.</text:p>
      <text:p text:style-name="P7"/>
      <text:p text:style-name="P7">2. Operações específicas para canco de dados relacionais</text:p>
      <text:p text:style-name="P7"><text:tab/>Seleção;</text:p>
      <text:p text:style-name="P7"><text:tab/>Projeção;</text:p>
      <text:p text:style-name="P7"><text:tab/>Junção.</text:p>
      <text:p text:style-name="P7"/>
      <text:p text:style-name="P7">-------------------------------------------------------------------------------------------------------------------------------------------------</text:p>
      <text:p text:style-name="P7"/>
      <text:p text:style-name="P8">Operação de seleção nos retorna tuplas que satisfaçam uma seleção, ou seja, é necessário um filtro para que seja retornado o que é desejado.</text:p>
      <text:p text:style-name="P8">Faz busca por linha e não retorna duplicação.</text:p>
      <text:p text:style-name="P8">Tupla → Uma linha, um registro na tabela.</text:p>
      <text:p text:style-name="P8">Cabeçalho/Coluna → atributos</text:p>
      <text:p text:style-name="P8">Relação/Entidade → É a união da tupla e cabecalho</text:p>
      <text:p text:style-name="P8"/>
      <text:p text:style-name="P8">--------------------------------------------------------------------------------------------------------------------------------------------------</text:p>
      <text:p text:style-name="P8"/>
      <text:p text:style-name="P8">Operação de projeção é buscar atributos de certa relação, esta operação projeta esses atributos buscado.</text:p>
      <text:p text:style-name="P8">Faz <text:span text:style-name="T1">projeção</text:span> pela coluna, atributo e também não retorna duplicação.</text:p>
      <text:p text:style-name="P8"/>
      <text:p text:style-name="P8">--------------------------------------------------------------------------------------------------------------------------------------------------</text:p>
      <text:p text:style-name="P8"/>
      <text:p text:style-name="P9">Operação união é a junção de duas relações/entidades</text:p>
      <text:p text:style-name="P9"/>
      <text:p text:style-name="P9">--------------------------------------------------------------------------------------------------------------------------------------------------</text:p>
      <text:p text:style-name="P9"/>
      <text:p text:style-name="P9">Operação interseção é a seleção de duas relações/enidades e retorna as tuplas que se encontram em ambas entidades.</text:p>
      <text:p text:style-name="P9"/>
      <text:p text:style-name="P9">--------------------------------------------------------------------------------------------------------------------------------------------------</text:p>
      <text:p text:style-name="P9"/>
      <text:p text:style-name="P10">Operação diferença entre conjuntos nos permite encontrar tuplas que estão em uma relação, mas não estão em outra</text:p>
      <text:p text:style-name="P10"/>
      <text:p text:style-name="P10">--------------------------------------------------------------------------------------------------------------------------------------------------</text:p>
      <text:p text:style-name="P10"/>
      <text:p text:style-name="P11">Produto cartesiano é representado pela produto, ele representa <text:s/>as combinações possíveis das tuplas, isto é, pega uma tupla e multiplica por outra.</text:p>
      <text:p text:style-name="P11"/>
      <text:p text:style-name="P11">O produto cartesiano retorna todas as combinações de tuplas de duas relações, formando assim uma terceira relação contendo todas as combinações possíveis entre os elementos das relações originais.</text:p>
      <text:p text:style-name="P11"/>
      <text:p text:style-name="P11"><text:soft-page-break/>-------------------------------------------------------------------------------------------------------------------------------------------------</text:p>
      <text:p text:style-name="P11"/>
      <text:p text:style-name="P11">A operação junção realiza o produto cartesiano, uma seleção das tuplas com nomes iguals e por fim projeta removendo as colunas com nomes duplicados.</text:p>
      <text:p text:style-name="P11"/>
      <text:p text:style-name="P11">-------------------------------------------------------------------------------------------------------------------------------------------------</text:p>
      <text:p text:style-name="P11"/>
      <text:p text:style-name="P12">Junção a esquerda → busca em duas relações atributos ou informações que são comum entre elas, mas como base a entidade/relação esquerda.</text:p>
      <text:p text:style-name="P12"/>
      <text:p text:style-name="P12">Junção a direita → busca em duas relações atributos ou informações que são comum entre elas, mas como base a entidade/relação a direita.</text:p>
      <text:p text:style-name="P12"/>
      <text:p text:style-name="P12">-------------------------------------------------------------------------------------------------------------------------------------------------</text:p>
      <text:p text:style-name="P12"/>
      <text:p text:style-name="P12">Atribuição: determina a consulta a uma variável temporária</text:p>
      <text:p text:style-name="P12"/>
      <text:p text:style-name="P12">-------------------------------------------------------------------------------------------------------------------------------------------------</text:p>
      <text:p text:style-name="P12"/>
      <text:p text:style-name="P17">Conceitos de normalização →</text:p>
      <text:p text:style-name="P17"><text:tab/>Diretrizes informais;</text:p>
      <text:p text:style-name="P17"><text:tab/>Anomalias;</text:p>
      <text:p text:style-name="P17"><text:tab/>Dependênias funcionais;</text:p>
      <text:p text:style-name="P17"><text:tab/>Regras normais.</text:p>
      <text:p text:style-name="P17"/>
      <text:p text:style-name="P20">A normalização dos dados é o processo utilizado para realizar a organização em um banco de dados.</text:p>
      <text:p text:style-name="P18">Anomalias de inserção, remoção e alteração tornam as tabelas de um banco de dados pesadas.</text:p>
      <text:p text:style-name="P20">Para realizar a normalização existem algumas regras a serem seguidas, essas regras são conhecidas como as formas normais e existem 5 formas normais no processo de normalização.</text:p>
      <text:p text:style-name="P20">A normalização é um conceito aplicado aos bancos de dados SQL. Os bancos de dados NoSQL armazenam dados não estruturados e possuem uma estrutura de armazenamento diferente, são feitos para garantir maior velocidade de consulta, disponibilizando uma maior escalabilidade. Então, as anomalias são toleradas nestes tipos de bancos de dados.</text:p>
      <text:p text:style-name="P17"/>
      <text:p text:style-name="P17">-------------------------------------------------------------------------------------------------------------------------------------------------</text:p>
      <text:p text:style-name="P17"/>
      <text:p text:style-name="P17">Problemas de manutenção -&gt;</text:p>
      <text:p text:style-name="P17"><text:tab/>Mistura de dados;</text:p>
      <text:p text:style-name="P17"><text:tab/>Redundância de dados.</text:p>
      <text:p text:style-name="P17"/>
      <text:p text:style-name="P17">-------------------------------------------------------------------------------------------------------------------------------------------------</text:p>
      <text:p text:style-name="P12"/>
      <text:p text:style-name="P17">Diretrizes informais são conjunto de regras que nos ajudam a identificar a qualidade de um projeto de banco de dados.</text:p>
      <text:p text:style-name="P17"/>
      <text:p text:style-name="P17">Diretrizes informais →</text:p>
      <text:p text:style-name="P17"><text:tab/>Semântica clara com esquemas fáceis de explicar;</text:p>
      <text:p text:style-name="P17"><text:tab/>Evitar informações redundantes;</text:p>
      <text:p text:style-name="P17"><text:tab/>Impossibilitar valores NULL nas tuplas;</text:p>
      <text:p text:style-name="P17"><text:tab/>Atenção ao surgimento de tuplas falsas.</text:p>
      <text:p text:style-name="P17"><text:soft-page-break/></text:p>
      <text:p text:style-name="P17">------------------------------------------------------------------------------------------------------------------------------------------------</text:p>
      <text:p text:style-name="P17"/>
      <text:p text:style-name="P19">Anomalias são dados que podem gerar inconsistências no banco de dados.</text:p>
      <text:p text:style-name="P19">Existem 3 anomalias →</text:p>
      <text:p text:style-name="P19"><text:tab/>Anomalias de inserção;</text:p>
      <text:p text:style-name="P19"><text:tab/>Anomalias de alteração;</text:p>
      <text:p text:style-name="P19"><text:tab/>Anomalias de remoção.</text:p>
      <text:p text:style-name="P19"/>
      <text:p text:style-name="P19">------------------------------------------------------------------------------------------------------------------------------------------------</text:p>
      <text:p text:style-name="P19"/>
      <text:p text:style-name="P21">Dependência funcional →</text:p>
      <text:p text:style-name="P21"><text:tab/>Estabelece uma relação de atributos dentro da tabela. São restrições aplicadas a este atributo, significa que um atributo depende de outro para que o primeiro faça sentido. Esses atributos que determinam o valor são chamados de determinante e os dependentes são chamados de dependente. Ex: chave primária, é único e determina outros atributos.</text:p>
      <text:p text:style-name="P21"/>
      <text:p text:style-name="P21">Para uma tabela estar em uma determinada <text:span text:style-name="Strong_20_Emphasis">forma normal</text:span>, ela precisa satisfazer algumas propriedades baseadas nas <text:span text:style-name="Strong_20_Emphasis">dependências funcionais</text:span>.</text:p>
      <text:p text:style-name="P21"/>
      <text:p text:style-name="P21">A primeira forma normal deve satisfazer as propriedades baseadas na dependência funional.</text:p>
      <text:p text:style-name="P21">A segunda forma normal deve satisfazer as propriedades baseadas na dependência funional parcial.</text:p>
      <text:p text:style-name="P21">A terceira forma normal deve satisfazer as propriedades baseadas na dependência transitiva.</text:p>
      <text:p text:style-name="P21">A forma normal de Boyce-Codd deve satisfazer as propriedades baseadas na dependência funcional trivial.</text:p>
      <text:p text:style-name="P21">A quarta forma normal deve satisfazer as prorpiedades baseadas na dependência multivalorada.</text:p>
      <text:p text:style-name="P21">A quinta forma normal deve satisfazer as propriedades baseadas na dependência junção.</text:p>
      <text:p text:style-name="P21"/>
      <text:p text:style-name="P21">-------------------------------------------------------------------------------------------------------------------------------------------------</text:p>
      <text:p text:style-name="P21"/>
      <text:p text:style-name="P24">Primeira forma normal - 1FN → </text:p>
      <text:p text:style-name="P24"/>
      <text:p text:style-name="P26"><text:span text:style-name="T6">O objetivo da primeira forma normal é eliminar o aninhamento de tabelas para que cada tabela tenha informações de um único assunto e sem campos com valores multivalorados.</text:span></text:p>
      <text:p text:style-name="P24"/>
      <text:p text:style-name="P23">procedimentos → </text:p>
      <text:p text:style-name="P24"><text:span text:style-name="T6"><text:tab/>Identificar a chave primária da tabela;</text:span></text:p>
      <text:p text:style-name="P24"><text:span text:style-name="T6"><text:tab/>Identificar o grupo repetitivo e removê-lo da tabela.</text:span></text:p>
      <text:p text:style-name="P25"><text:span text:style-name="T6"/></text:p>
      <text:p text:style-name="P25"><text:span text:style-name="T6">--------------------------------------------------------------------------------------------------------------------------------------------------</text:span></text:p>
      <text:p text:style-name="P25"><text:span text:style-name="T6"/></text:p>
      <text:p text:style-name="P25"><text:span text:style-name="T6">Dependência funional parcial → </text:span></text:p>
      <text:p text:style-name="P25"><text:span text:style-name="T6"><text:tab/>Quando os atribuos não-chave não dependem funcionalmente de toda a PK quando esta for composta. Existe uma dependência funcional, mas somente de uma parte da chave primária.</text:span></text:p>
      <text:p text:style-name="P25"><text:span text:style-name="T6">Só ocorrem quando temos uma chave primária composta.</text:span></text:p>
      <text:p text:style-name="P25"><text:span text:style-name="T6"/></text:p>
      <text:p text:style-name="P25"><text:span text:style-name="T6">--------------------------------------------------------------------------------------------------------------------------------------------------</text:span></text:p>
      <text:p text:style-name="P25"><text:span text:style-name="T6"/></text:p>
      <text:p text:style-name="P25"><text:span text:style-name="T6">Dependência funcional total →</text:span></text:p>
      <text:p text:style-name="P25"><text:span text:style-name="T6"><text:tab/>Quando os atributos não-chave dependem funcionalmente de toda a PK quando esta for composta. Existe uma dependência funcional, mas de toda a chave primária.</text:span></text:p>
      <text:p text:style-name="P25"><text:soft-page-break/><text:span text:style-name="T6">Só ocorrem quando temos uma chave primária composta.</text:span></text:p>
      <text:p text:style-name="P25"><text:span text:style-name="T6"/></text:p>
      <text:p text:style-name="P22">----------------------------------------------------------------------------------------------------------------------------------------------------</text:p>
      <text:p text:style-name="P22"/>
      <text:p text:style-name="P22"/>
      <text:p text:style-name="P27">Segunda forma normal – 2FN →</text:p>
      <text:p text:style-name="P27"><text:tab/><text:span text:style-name="T6">Uma tabela está nessa forma se também está na primeira forma normal e os atributos não chave dependem da chave composta em sua totalidade.</text:span></text:p>
      <text:p text:style-name="P27"><text:span text:style-name="T6"/></text:p>
      <text:p text:style-name="P29"><text:span text:style-name="T6">Procedimentos → </text:span></text:p>
      <text:p text:style-name="P27"><text:span text:style-name="T6"><text:tab/>Identificar se a tabela tem chave primária composta;</text:span></text:p>
      <text:p text:style-name="P27"><text:span text:style-name="T6"><text:tab/>Identificar os atributos que dependem parcialmente dessa chave primária e criar uma nova tabela para eles.</text:span></text:p>
      <text:p text:style-name="P27"><text:span text:style-name="T6"/></text:p>
      <text:p text:style-name="P27"><text:span text:style-name="T6">----------------------------------------------------------------------------------------------------------------------------------------------------</text:span></text:p>
      <text:p text:style-name="P27"><text:span text:style-name="T6"/></text:p>
      <text:p text:style-name="P28"><text:span text:style-name="T6">Dependência transitiva → </text:span></text:p>
      <text:p text:style-name="P28"><text:span text:style-name="T6"><text:tab/>É quando uma atributo não-chave não depende da chave primária, mas depende de outro atributo não-chave.</text:span></text:p>
      <text:p text:style-name="P27"><text:span text:style-name="T6"/></text:p>
      <text:p text:style-name="P27"><text:span text:style-name="T6">----------------------------------------------------------------------------------------------------------------------------------------------------</text:span></text:p>
      <text:p text:style-name="P27"><text:span text:style-name="T6"/></text:p>
      <text:p text:style-name="P28">Terceira forma normal – 3FN → </text:p>
      <text:p text:style-name="P28"><text:span text:style-name="T6"><text:tab/>Para estar nesta forma, a tabela também deve estar na segunda forma normal e não pode existir dependência transitiva de uma coluna que não esteja na chave primária.</text:span></text:p>
      <text:p text:style-name="P28"><text:span text:style-name="T6"/></text:p>
      <text:p text:style-name="P29"><text:span text:style-name="T6">Procedimentos →</text:span></text:p>
      <text:p text:style-name="P29"><text:span text:style-name="T6"><text:tab/>Identificar todos os atributos que são funcionalmente dependentes de outros atributos não chave e removê-los.</text:span></text:p>
      <text:p text:style-name="P29"><text:span text:style-name="T6"/></text:p>
      <text:p text:style-name="P29"><text:span text:style-name="T6">----------------------------------------------------------------------------------------------------------------------------------------------------</text:span></text:p>
      <text:p text:style-name="P29"><text:span text:style-name="T6"/></text:p>
      <text:p text:style-name="P30"><text:span text:style-name="T6">Um banco de dados é caracterizado como normalizado ao atender as três primeiras formas normal</text:span></text:p>
      <text:p text:style-name="P30"><text:span text:style-name="T6"/></text:p>
      <text:p text:style-name="P30"><text:span text:style-name="T6">Dependência funcional trivial →</text:span></text:p>
      <text:p text:style-name="P30"><text:span text:style-name="T6"><text:tab/>X → Y, se X não for uma chave candidata de determinada tabela.</text:span></text:p>
      <text:p text:style-name="P30"><text:span text:style-name="T6"/></text:p>
      <text:p text:style-name="P30"><text:span text:style-name="T6">---------------------------------------------------------------------------------------------------------------------------------------------------</text:span></text:p>
      <text:p text:style-name="P30"><text:span text:style-name="T6"/></text:p>
      <text:p text:style-name="P30"><text:span text:style-name="T6">Boyce-Codd é aplicado após a aplicação da terceira forma normal.</text:span></text:p>
      <text:p text:style-name="P30"><text:span text:style-name="T6">Definimos que uma tabela está em FNBC se e somente todos os determinantes são chaves candidatas.</text:span></text:p>
      <text:p text:style-name="P30"><text:span text:style-name="T6"/></text:p>
      <text:p text:style-name="P30"><text:span text:style-name="T6">Superposição →</text:span></text:p>
      <text:p text:style-name="P30"><text:span text:style-name="T6"><text:tab/>É quando existe chaves candidatas compostas com o atributo que se repete entre elas.</text:span></text:p>
      <text:p text:style-name="P30"><text:span text:style-name="T6"/></text:p>
      <text:p text:style-name="P30"><text:span text:style-name="T6">Procedimento Boyce-Codd →</text:span></text:p>
      <text:p text:style-name="P30"><text:span text:style-name="T6"><text:tab/>Identificar todos os atributos que seja determinado por outro atributo que não seja uma chave candidata;</text:span></text:p>
      <text:p text:style-name="P30"><text:span text:style-name="T6"><text:tab/>Removê-los e levar para outra tabela.</text:span></text:p>
      <text:p text:style-name="P30"><text:span text:style-name="T6"/></text:p>
      <text:p text:style-name="P31"><text:soft-page-break/><text:span text:style-name="T4">Para deixar uma tabela no FNBC com uma decomposição sem perdas e </text:span><text:bookmark text:name="alternative-87303"/><text:span text:style-name="T6">for sempre possível reconstruir a tabela original fazendo a junção das novas tabelas criadas.</text:span></text:p>
      <text:p text:style-name="P31"><text:span text:style-name="T4"/></text:p>
      <text:p text:style-name="P31"><text:span text:style-name="T4">----------------------------------------------------------------------------------------------------------------------------------------------------</text:span></text:p>
      <text:p text:style-name="P31"><text:span text:style-name="T4"/></text:p>
      <text:p text:style-name="P34"><text:span text:style-name="T4">D</text:span><text:span text:style-name="T3">ependência multivalorada →</text:span></text:p>
      <text:p text:style-name="P34"><text:span text:style-name="T3"><text:tab/>Um atributo determina um conjunto de valores de um outro atributo</text:span></text:p>
      <text:p text:style-name="P34"><text:span text:style-name="T3"><text:tab/>Como a DF é representada por X → Y, a DMV é representada por X → &gt; <text:s/>Y.</text:span></text:p>
      <text:p text:style-name="P34"><text:span text:style-name="T3"/></text:p>
      <text:p text:style-name="P34"><text:span text:style-name="T3">Podemos ler que X multi determina Y ou que Y é multi dependente de X.</text:span></text:p>
      <text:p text:style-name="P34"><text:span text:style-name="T3"/></text:p>
      <text:p text:style-name="P34"><text:span text:style-name="T3">----------------------------------------------------------------------------------------------------------------------------------------------------</text:span></text:p>
      <text:p text:style-name="P34"><text:span text:style-name="T3"/></text:p>
      <text:p text:style-name="P32"><text:span text:style-name="T5">Quarta forma normal – 4FN →</text:span></text:p>
      <text:p text:style-name="P32"><text:span text:style-name="T5"><text:tab/></text:span><text:span text:style-name="T3">Deve estar na terceira forma normal;</text:span></text:p>
      <text:p text:style-name="P32"><text:span text:style-name="T3"><text:tab/>Não ter mais de um atributo mltivalorado.</text:span></text:p>
      <text:p text:style-name="P32"><text:span text:style-name="T3"/></text:p>
      <text:p text:style-name="P32"><text:span text:style-name="T3">Resumindo: Na quarta forma não pode haver dependência multivaloradas.</text:span></text:p>
      <text:p text:style-name="P32"><text:span text:style-name="T3"/></text:p>
      <text:p text:style-name="P32"><text:span text:style-name="T3">Procedimentos →</text:span></text:p>
      <text:p text:style-name="P32"><text:span text:style-name="T3"><text:tab/>identificar se existe u multi determinante que aponte para mais de u multi dependente.</text:span></text:p>
      <text:p text:style-name="P32"><text:span text:style-name="T3"><text:tab/>Identificar se existe independência entre estes multi dependentes.</text:span></text:p>
      <text:p text:style-name="P32"><text:span text:style-name="T3"/></text:p>
      <text:p text:style-name="P32"><text:span text:style-name="T3">----------------------------------------------------------------------------------------------------------------------------------------------------</text:span></text:p>
      <text:p text:style-name="P32"><text:span text:style-name="T3"/></text:p>
      <text:p text:style-name="P33"><text:span text:style-name="T3">Denpedência de junção →</text:span></text:p>
      <text:p text:style-name="P33"><text:span text:style-name="T3"><text:tab/>São tabelas que podem ser quebradas em mais de duas n-decomponível em que n é maior que dois. Este conceito só é aplicado em tabelas que possuem 3 ou mais atributos.</text:span></text:p>
      <text:p text:style-name="P33"><text:span text:style-name="T3"/></text:p>
      <text:p text:style-name="P33"><text:span text:style-name="T3">Se uma tabela <text:s/>tem três atributos {a1, a2, a3}</text:span></text:p>
      <text:p text:style-name="P33"><text:span text:style-name="T3">Então existe três projeções possíveis para ela:</text:span></text:p>
      <text:p text:style-name="P33"><text:span text:style-name="T3"><text:tab/>A1: {a1, a2}</text:span></text:p>
      <text:p text:style-name="P33"><text:span text:style-name="T3"><text:tab/>A2: {a1, a3}</text:span></text:p>
      <text:p text:style-name="P33"><text:span text:style-name="T3"><text:tab/>A3: {a2, a3}</text:span></text:p>
      <text:p text:style-name="P33"><text:span text:style-name="T3"/></text:p>
      <text:p text:style-name="P33"><text:span text:style-name="T3">----------------------------------------------------------------------------------------------------------------------------------------------------</text:span></text:p>
      <text:p text:style-name="P33"><text:span text:style-name="T5">Quinta forma normal – 5FN →</text:span><text:span text:style-name="T3"> </text:span></text:p>
      <text:p text:style-name="P33"><text:span text:style-name="T3"><text:tab/>Só pode estar na quinta forma se estiver na quarta forma e não houver dependência de junçã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loext:opacity="100%" style:font-name="Calibri1" fo:font-size="11pt" fo:language="pt" fo:country="BR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1" fo:font-size="11pt" fo:language="pt" fo:country="BR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03T20:05:51.271310619</dc:date>
    <meta:editing-duration>PT1H57M58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8" meta:paragraph-count="227" meta:word-count="1853" meta:character-count="16593" meta:non-whitespace-character-count="14845"/>
  </office:meta>
</office:document-meta>
</file>